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P2" style:family="paragraph" style:parent-style-name="Standard">
      <style:paragraph-properties fo:margin-top="0cm" fo:margin-bottom="0cm" style:contextual-spacing="false" fo:line-height="100%"/>
      <style:text-properties style:font-name="FreeSans" officeooo:paragraph-rsid="000f92c9"/>
    </style:style>
    <style:style style:name="P3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bold" officeooo:rsid="000ca440" officeooo:paragraph-rsid="0010d4fb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0ca440" officeooo:paragraph-rsid="0010d4fb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000000" style:font-name="FreeSans" fo:font-size="11pt" fo:letter-spacing="normal" fo:font-style="normal" fo:font-weight="normal" officeooo:rsid="0018bdfc" officeooo:paragraph-rsid="0010d4fb" style:font-size-asian="11pt" style:font-size-complex="11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paragraph-rsid="0010d4fb" style:font-size-asian="11pt" style:font-size-complex="11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bold" officeooo:rsid="000ca440" officeooo:paragraph-rsid="0010d4fb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16debf" officeooo:paragraph-rsid="0010d4fb" style:font-size-asian="11pt" style:font-size-complex="11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fo:font-variant="normal" fo:text-transform="none" fo:color="#000000" style:font-name="FreeSans" fo:font-size="11pt" fo:letter-spacing="normal" fo:font-style="normal" fo:font-weight="normal" officeooo:rsid="000ca440" officeooo:paragraph-rsid="0010d4fb" style:font-size-asian="11pt" style:font-size-complex="11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rsid="000ca440" officeooo:paragraph-rsid="0010d4fb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orphans="2" fo:widows="2" fo:text-indent="0cm" style:auto-text-indent="false"/>
      <style:text-properties style:font-name="FreeSans" officeooo:paragraph-rsid="0010d4fb"/>
    </style:style>
    <style:style style:name="P12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auto"/>
      <style:text-properties style:font-name="FreeSans" fo:font-size="13pt" fo:font-weight="bold" style:font-size-asian="13pt" style:font-weight-asian="bold" style:font-size-complex="13pt" style:font-weight-complex="bol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style:font-name="FreeSans"/>
    </style:style>
    <style:style style:name="T1" style:family="text">
      <style:text-properties fo:font-variant="normal" fo:text-transform="none" fo:color="#000000" fo:font-size="11pt" fo:letter-spacing="normal" fo:font-style="normal" fo:font-weight="normal" style:font-size-asian="11pt" style:font-size-complex="11pt"/>
    </style:style>
    <style:style style:name="T2" style:family="text">
      <style:text-properties fo:font-variant="normal" fo:text-transform="none" fo:color="#000000" fo:font-size="11pt" fo:letter-spacing="normal" fo:font-style="normal" fo:font-weight="normal" officeooo:rsid="0016debf" style:font-size-asian="11pt" style:font-size-complex="11pt"/>
    </style:style>
    <style:style style:name="T3" style:family="text">
      <style:text-properties officeooo:rsid="0013a6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Gaúcho pretende compartilhar como o Facebook resolve problemas de lentidão nos sistemas</text:p>
      <text:p text:style-name="P1"/>
      <text:p text:style-name="P1"><text:s/></text:p>
      <text:p text:style-name="P1">Engenheiro da empresa norte-americana, Marlon Dutra vai palestrar no Fórum Internacional Software Livre (FISL), que ocorre de 7 a 10 de maio na PUCRS</text:p>
      <text:p text:style-name="P1"/>
      <text:p text:style-name="P1"/>
      <text:p text:style-name="P1">Em Rio Grande, Marlon Dutra não encontrou espaço suficiente para desenvolver seu talento natural para a área da computação. Na cidade do interior, o gaúcho trabalhava instalando programas, consertando impressoras e computadores, muito aquém de suas ambições. O destino começou a mudar após troca de cidade: foi morar em Porto Alegre em 2001, com 20 anos. Dutra foi um dos organizadores do Fórum Internacional Software Livre (FISL) e sócio da Associação Software Livre (ASL.<text:span text:style-name="T3">org</text:span>). Hoje, ele trabalha no Facebook como engenheiro e será um dos palestrantes da edição de 2014 do Fórum, que ocorre de 7 a 10 de maio no Centro de Eventos da PUCRS.</text:p>
      <text:p text:style-name="P1"/>
      <text:p text:style-name="P1">Intitulada de "Performance analysis at Facebook scale", a palestra de Marlon pretende investigar problemas de performance que ocorrem quando um sistema é composto por diversos servidores e serviços diferentes. O gaúcho vai compartilhar dicas e demonstrar como o Facebook lida com esses problemas, pensando nos reais motivos para a "lentidão".</text:p>
      <text:p text:style-name="P1"/>
      <text:p text:style-name="P1">O aumento dos sistemas expande a necessidade de misturar serviços para o melhor funcionamento deste. Porém, essa quantidade de servidores normalmente traz um pesadelo para os administradores de sistemas, que precisam lidar com uma infinidade de métricas ao mesmo tempo e tomar decisões baseadas numa grande quantidade de informação. A palestra vai mostrar que, embora complexo, isso é possível através de uma boa abordagem, com um foco preciso no problema.</text:p>
      <text:p text:style-name="P1"/>
      <text:p text:style-name="P2">A palestra de Marlon Dutra ocorre no dia 9 de maio, às 10h, na sala 40T, no Centro de Eventos da PUCRS. Outras informações do FISL podem ser obtidas através do site <text:a xlink:type="simple" xlink:href="http://www.fisl.org.br/">www.fisl.org.br</text:a>.</text:p>
      <text:p text:style-name="P1"/>
      <text:p text:style-name="P3">Sobre o FISL </text:p>
      <text:p text:style-name="P4"/>
      <text:p text:style-name="P4">O Fórum Internacional Software Livre esteve sempre propondo os debates mais prementes sobre tecnologia e liberdade. O sucesso é resultado do trabalho, da colaboração e do envolvimento de milhares de pessoas que acreditam nas soluções tecnológicas e educacionais livres, no conhecimento como bem público e na força de tecnologias de informação como ferramentas de empoderamento para a democracia. </text:p>
      <text:p text:style-name="P4"/>
      <text:p text:style-name="P3">Assessoria de Imprensa </text:p>
      <text:p text:style-name="P4">Fones: (51) 3361.6016 / (51) 8536.0690 / (51) 8536.0691 </text:p>
      <text:p text:style-name="P4">E-mail: <text:s/>playpress@playpress.com.br</text:p>
      <text:p text:style-name="P4"/>
      <text:p text:style-name="P4">Redação: Mariana da Rosa </text:p>
      <text:p text:style-name="P4">Coordenação: Marcelo Matusiak</text:p>
      <text:p text:style-name="P5"/>
      <text:p text:style-name="P6">Material promocional do FISL e logotipo em alta resolução e vetorial:</text:p>
      <text:p text:style-name="P11"><text:a xlink:type="simple" xlink:href="http://comunicacao.softwarelivre.org/fisl15"><text:span text:style-name="T2">http://comunicacao.softwarelivre.org/fisl15</text:span></text:a></text:p>
      <text:p text:style-name="P8"/>
      <text:p text:style-name="P7">Fotos em alta resolução da última edição do FISL:</text:p>
      <text:p text:style-name="P10"><text:a xlink:type="simple" xlink:href="https://www.flickr.com/photos/fisl14"><text:span text:style-name="T1">https://www.flickr.com/photos/fisl14</text:span>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2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Calibri1" svg:font-family="Calibri" style:font-family-generic="system" style:font-pitch="variable"/>
    <style:font-face style:name="FreeSans1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282cm" style:contextual-spacing="false" fo:line-height="107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layPress</meta:initial-creator>
    <dc:creator>Paulo Santana</dc:creator>
    <meta:editing-cycles>7</meta:editing-cycles>
    <meta:creation-date>2014-04-30T13:35:00</meta:creation-date>
    <dc:date>2014-05-05T12:28:27.596646166</dc:date>
    <meta:editing-duration>PT33S</meta:editing-duration>
    <meta:generator>LibreOffice/4.1.3.2$Linux_x86 LibreOffice_project/410m0$Build-2</meta:generator>
    <meta:document-statistic meta:table-count="0" meta:image-count="0" meta:object-count="0" meta:page-count="1" meta:paragraph-count="18" meta:word-count="399" meta:character-count="2630" meta:non-whitespace-character-count="22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